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1A0E0000D1A000009480D2165EAD7A1C2064.pdf" manifest:media-type="application/pdf"/>
  <manifest:file-entry manifest:full-path="Pictures/100007DF0000040200000402C826E9191E04C25F.svg" manifest:media-type="image/svg+xml"/>
  <manifest:file-entry manifest:full-path="Pictures/100037F0000129600001A4C073AD56ECC7970B31.pdf" manifest:media-type="application/pdf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b2b2b2" draw:fill="none" draw:fill-color="#dddddd" draw:textarea-vertical-align="middle" fo:min-height="4.195cm"/>
      <style:paragraph-properties style:writing-mode="lr-tb"/>
    </style:style>
    <style:style style:name="gr2" style:family="graphic" style:parent-style-name="Object_20_with_20_no_20_fill_20_and_20_no_20_line">
      <style:graphic-properties draw:stroke="solid" svg:stroke-color="#cccccc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color="#cccccc" draw:textarea-horizontal-align="justify" draw:textarea-vertical-align="middle" draw:auto-grow-height="false" fo:min-height="1.909cm" fo:min-width="8.263cm"/>
      <style:paragraph-properties style:writing-mode="lr-tb"/>
    </style:style>
    <style:style style:name="gr4" style:family="graphic" style:parent-style-name="standard">
      <style:graphic-properties svg:stroke-color="#cccccc" draw:textarea-horizontal-align="justify" draw:textarea-vertical-align="middle" draw:auto-grow-height="false" fo:min-height="4.323cm" fo:min-width="7.883cm" fo:wrap-option="no-wrap"/>
      <style:paragraph-properties style:writing-mode="lr-tb"/>
    </style:style>
    <style:style style:name="gr5" style:family="graphic" style:parent-style-name="Object_20_with_20_no_20_fill_20_and_20_no_20_line">
      <style:graphic-properties draw:stroke="solid" svg:stroke-color="#dddddd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6" style:family="graphic" style:parent-style-name="Object_20_with_20_no_20_fill_20_and_20_no_20_line">
      <style:graphic-properties draw:stroke="solid" svg:stroke-color="#cccccc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  <style:text-properties fo:font-size="12pt"/>
    </style:style>
    <style:style style:name="P2" style:family="paragraph">
      <loext:graphic-properties draw:fill="none" draw:fill-color="#dddddd"/>
      <style:paragraph-properties fo:text-align="center" style:writing-mode="lr-tb"/>
      <style:text-properties fo:font-size="12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  <style:text-properties fo:font-size="10pt"/>
    </style:style>
    <style:style style:name="P5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4.699cm" svg:height="4.445cm" svg:x="2.397cm" svg:y="2.905cm">
          <draw:text-box>
            <text:p text:style-name="P1">ABC</text:p>
          </draw:text-box>
        </draw:frame>
        <draw:frame draw:style-name="gr2" draw:text-style-name="P3" draw:layer="layout" svg:width="7.621cm" svg:height="10.783cm" svg:x="12.302cm" svg:y="10.779cm">
          <draw:image xlink:href="Pictures/100037F0000129600001A4C073AD56ECC7970B31.pdf" xlink:type="simple" xlink:show="embed" xlink:actuate="onLoad" draw:mime-type="application/pdf">
            <text:p/>
          </draw:image>
        </draw:frame>
        <draw:custom-shape draw:style-name="gr3" draw:text-style-name="P1" draw:layer="layout" svg:width="8.763cm" svg:height="2.159cm" svg:x="10.525cm" svg:y="3.794cm">
          <text:p text:style-name="P1">ABC 123 XXO ABC XXO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8.382cm" svg:height="4.572cm" svg:x="1.411cm" svg:y="14.011cm">
          <text:p text:style-name="P1">HEY ABC greenbacks</text:p>
          <draw:enhanced-geometry svg:viewBox="0 0 21600 21600" draw:glue-points="10800 0 0 10800 10800 21600 21600 10800 ?f40 ?f41" draw:text-areas="0 0 21600 21600" draw:type="rectangular-callout" draw:modifiers="21437.6714779912 29171.572272031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5" draw:text-style-name="P4" draw:layer="layout" svg:width="3.946cm" svg:height="3.946cm" svg:x="7.93cm" svg:y="8.184cm">
          <draw:image xlink:href="Pictures/100007DF0000040200000402C826E9191E04C25F.svg" xlink:type="simple" xlink:show="embed" xlink:actuate="onLoad" draw:mime-type="image/svg+xml">
            <text:p text:style-name="P4">ABC</text:p>
            <text:p text:style-name="P4">SVG With Text</text:p>
          </draw:image>
        </draw:frame>
        <draw:frame draw:style-name="gr6" draw:text-style-name="P5" draw:layer="layout" svg:width="7.5cm" svg:height="5.313cm" svg:x="3.152cm" svg:y="20.939cm">
          <draw:image xlink:href="Pictures/10001A0E0000D1A000009480D2165EAD7A1C2064.pdf" xlink:type="simple" xlink:show="embed" xlink:actuate="onLoad" draw:mime-type="application/pdf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8e86ae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05-30T08:30:09.120844967</meta:creation-date>
    <dc:title>MyTemplate</dc:title>
    <meta:editing-duration>PT9M11S</meta:editing-duration>
    <meta:editing-cycles>5</meta:editing-cycles>
    <meta:generator>LibreOfficeDev/7.1.0.0.alpha0$Linux_X86_64 LibreOffice_project/8ba5e7cbd070472f49cb5d67e0fc5f12ffa15cc8</meta:generator>
    <dc:date>2020-05-30T13:02:00.121517560</dc:date>
    <meta:document-statistic meta:object-count="6"/>
    <meta:template xlink:type="simple" xlink:actuate="onRequest" xlink:title="MyTemplate" xlink:href="../Templates/MyTemplate.otg" meta:date="2020-05-30T08:30:08.497076940"/>
  </office:meta>
</office:document-meta>
</file>